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2000001700004C8700006555D2491E10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9.1693in" draw:z-index="0"><draw:image xlink:href="Pictures/2000001700004C8700006555D2491E10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amie Strandboge</meta:initial-creator>
    <meta:creation-date>2008-11-19T12:18:23</meta:creation-date>
    <dc:creator>Jamie Strandboge</dc:creator>
    <dc:date>2008-11-19T12:55:43</dc:date>
    <meta:editing-cycles>2</meta:editing-cycles>
    <meta:editing-duration>PT27M5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